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2e77" officeooo:paragraph-rsid="000d2e77"/>
    </style:style>
    <style:style style:name="P2" style:family="paragraph" style:parent-style-name="Standard">
      <style:paragraph-properties fo:text-align="center" style:justify-single-word="false"/>
      <style:text-properties officeooo:rsid="000d2e77" officeooo:paragraph-rsid="000d2e77"/>
    </style:style>
    <style:style style:name="P3" style:family="paragraph" style:parent-style-name="Standard">
      <style:text-properties officeooo:rsid="000d2e77" officeooo:paragraph-rsid="0010ff8d"/>
    </style:style>
    <style:style style:name="P4" style:family="paragraph" style:parent-style-name="Standard">
      <style:text-properties officeooo:rsid="000d2e77" officeooo:paragraph-rsid="00150ddd"/>
    </style:style>
    <style:style style:name="P5" style:family="paragraph" style:parent-style-name="Standard">
      <style:text-properties officeooo:rsid="000d2e77" officeooo:paragraph-rsid="0016ccb7"/>
    </style:style>
    <style:style style:name="P6" style:family="paragraph" style:parent-style-name="Standard">
      <style:text-properties officeooo:rsid="000e9bac" officeooo:paragraph-rsid="0010ff8d"/>
    </style:style>
    <style:style style:name="P7" style:family="paragraph" style:parent-style-name="Standard">
      <style:text-properties officeooo:rsid="000e9bac" officeooo:paragraph-rsid="00120689"/>
    </style:style>
    <style:style style:name="P8" style:family="paragraph" style:parent-style-name="Standard">
      <style:text-properties officeooo:rsid="0013ffaf" officeooo:paragraph-rsid="00189f09"/>
    </style:style>
    <style:style style:name="P9" style:family="paragraph" style:parent-style-name="Standard">
      <style:text-properties officeooo:rsid="0016d917" officeooo:paragraph-rsid="0016d917"/>
    </style:style>
    <style:style style:name="T1" style:family="text">
      <style:text-properties officeooo:rsid="000e9bac"/>
    </style:style>
    <style:style style:name="T2" style:family="text">
      <style:text-properties officeooo:rsid="000fd5c9"/>
    </style:style>
    <style:style style:name="T3" style:family="text">
      <style:text-properties style:text-position="sub 58%" officeooo:rsid="000fd5c9"/>
    </style:style>
    <style:style style:name="T4" style:family="text">
      <style:text-properties officeooo:rsid="0010a753"/>
    </style:style>
    <style:style style:name="T5" style:family="text">
      <style:text-properties officeooo:rsid="0010ff8d"/>
    </style:style>
    <style:style style:name="T6" style:family="text">
      <style:text-properties officeooo:rsid="00120689"/>
    </style:style>
    <style:style style:name="T7" style:family="text">
      <style:text-properties officeooo:rsid="00130c5e"/>
    </style:style>
    <style:style style:name="T8" style:family="text">
      <style:text-properties officeooo:rsid="0013ffaf"/>
    </style:style>
    <style:style style:name="T9" style:family="text">
      <style:text-properties officeooo:rsid="00150ddd"/>
    </style:style>
    <style:style style:name="T10" style:family="text">
      <style:text-properties officeooo:rsid="0016ccb7"/>
    </style:style>
    <style:style style:name="T11" style:family="text">
      <style:text-properties officeooo:rsid="0016d917"/>
    </style:style>
    <style:style style:name="T12" style:family="text">
      <style:text-properties officeooo:rsid="00171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atial <text:span text:style-name="T10">Sum Functions</text:span></text:p>
      <text:p text:style-name="P2">by Sven Nilsen, 2019</text:p>
      <text:p text:style-name="P1"/>
      <text:p text:style-name="P1"><text:span text:style-name="T4">A s</text:span>patial <text:span text:style-name="T10">sum </text:span>function <text:span text:style-name="T4">`f` takes some</text:span> set<text:span text:style-name="T4">,</text:span> such that <text:span text:style-name="T1">the union of disjoint sub-sets maps to their sum:</text:span></text:p>
      <text:p text:style-name="P6"/>
      <text:p text:style-name="P6"><text:tab/><text:span text:style-name="T5">spatial_sum(f : </text:span>set → <text:span text:style-name="T6">T) = </text:span>∀ <text:span text:style-name="T2">s</text:span><text:span text:style-name="T3">0</text:span><text:span text:style-name="T2"> : set, s</text:span><text:span text:style-name="T3">1</text:span><text:span text:style-name="T2"> : set ∧ [∩ s</text:span><text:span text:style-name="T3">0</text:span><text:span text:style-name="T2">] ∅ { f(s</text:span><text:span text:style-name="T3">0</text:span><text:span text:style-name="T2"> ∪ s</text:span><text:span text:style-name="T3">1</text:span><text:span text:style-name="T2">) = f(s</text:span><text:span text:style-name="T3">0</text:span><text:span text:style-name="T2">) + f(s</text:span><text:span text:style-name="T3">1</text:span><text:span text:style-name="T2">) }</text:span></text:p>
      <text:p text:style-name="P6"/>
      <text:p text:style-name="P7"><text:tab/><text:span text:style-name="T6">`+` : <text:s/>T ⨯ T → T</text:span></text:p>
      <text:p text:style-name="P6"/>
      <text:p text:style-name="P3"><text:span text:style-name="T11">A spatial sum is a similar to a uniform set property. If a function is a spatial sum, then all its partial functions constrained by any set property is also a spatial sum:</text:span></text:p>
      <text:p text:style-name="P5"/>
      <text:p text:style-name="P5"><text:tab/><text:span text:style-name="T11">( f : spatial_sum ) =&gt; </text:span>∀ <text:span text:style-name="T10">p : set → bool { ( f{p} : spatial_sum ) }</text:span></text:p>
      <text:p text:style-name="P3"/>
      <text:p text:style-name="P8">Spatial <text:span text:style-name="T10">sum </text:span>functions are used to analyze optimization problems where some energy or utility function can be evaluated everywhere over some set. Under such circumstances, <text:span text:style-name="T9">greedy algorithms might be counter-productive using </text:span>actions that <text:span text:style-name="T9">have</text:span> global <text:span text:style-name="T9">effects, </text:span>if there are no <text:span text:style-name="T9">other</text:span> actions <text:span text:style-name="T9">with local effects</text:span> that <text:span text:style-name="T9">contribute</text:span> by composition with <text:span text:style-name="T9">previous global</text:span> actions. This requires splitting the set into smaller parts and <text:span text:style-name="T9">only </text:span>use actions with local effects. <text:span text:style-name="T9">This higher order optimization problem is relevant for all spatial sum fun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9:17:26.246162000</meta:creation-date>
    <dc:date>2019-01-17T13:41:10.964640000</dc:date>
    <meta:editing-duration>PT4M29S</meta:editing-duration>
    <meta:editing-cycles>1</meta:editing-cycles>
    <meta:document-statistic meta:table-count="0" meta:image-count="0" meta:object-count="0" meta:page-count="1" meta:paragraph-count="8" meta:word-count="191" meta:character-count="1028" meta:non-whitespace-character-count="841"/>
    <meta:generator>LibreOffice/5.1.2.2$MacOSX_X86_64 LibreOffice_project/d3bf12ecb743fc0d20e0be0c58ca359301eb705f</meta:generator>
  </office:meta>
</office:document-meta>
</file>